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ba0a" officeooo:paragraph-rsid="001dba0a"/>
    </style:style>
    <style:style style:name="P2" style:family="paragraph" style:parent-style-name="Standard">
      <style:text-properties fo:font-weight="bold" officeooo:rsid="001ee08f" officeooo:paragraph-rsid="001ee08f" style:font-weight-asian="bold" style:font-weight-complex="bold"/>
    </style:style>
    <style:style style:name="P3" style:family="paragraph" style:parent-style-name="Standard">
      <style:text-properties officeooo:paragraph-rsid="001ee08f"/>
    </style:style>
    <style:style style:name="P4" style:family="paragraph" style:parent-style-name="Standard">
      <style:text-properties officeooo:rsid="0021552e" officeooo:paragraph-rsid="0021552e"/>
    </style:style>
    <style:style style:name="P5" style:family="paragraph" style:parent-style-name="Standard">
      <style:text-properties officeooo:rsid="0021b204" officeooo:paragraph-rsid="00277f56"/>
    </style:style>
    <style:style style:name="P6" style:family="paragraph" style:parent-style-name="Standard">
      <style:text-properties officeooo:paragraph-rsid="0021b204"/>
    </style:style>
    <style:style style:name="P7" style:family="paragraph" style:parent-style-name="Standard">
      <style:text-properties officeooo:paragraph-rsid="0023e6cb"/>
    </style:style>
    <style:style style:name="P8" style:family="paragraph" style:parent-style-name="Standard">
      <style:text-properties officeooo:rsid="00277f56" officeooo:paragraph-rsid="00277f56"/>
    </style:style>
    <style:style style:name="P9" style:family="paragraph" style:parent-style-name="Subtitle">
      <style:paragraph-properties fo:text-align="start" style:justify-single-word="false"/>
    </style:style>
    <style:style style:name="P10" style:family="paragraph" style:parent-style-name="Text_20_body">
      <style:text-properties officeooo:rsid="002be823" officeooo:paragraph-rsid="002be823"/>
    </style:style>
    <style:style style:name="P11" style:family="paragraph" style:parent-style-name="Heading_20_1">
      <style:text-properties officeooo:paragraph-rsid="002be823"/>
    </style:style>
    <style:style style:name="P12" style:family="paragraph" style:parent-style-name="Standard">
      <style:text-properties fo:font-weight="normal" officeooo:rsid="0021552e" officeooo:paragraph-rsid="0021552e" style:font-weight-asian="normal" style:font-weight-complex="normal"/>
    </style:style>
    <style:style style:name="P13" style:family="paragraph" style:parent-style-name="Standard">
      <style:text-properties fo:font-weight="normal" officeooo:rsid="0021b204" officeooo:paragraph-rsid="0021b204" style:font-weight-asian="normal" style:font-weight-complex="normal"/>
    </style:style>
    <style:style style:name="P14" style:family="paragraph" style:parent-style-name="Standard">
      <style:text-properties fo:font-weight="normal" officeooo:rsid="0021b204" officeooo:paragraph-rsid="00277f56" style:font-weight-asian="normal" style:font-weight-complex="normal"/>
    </style:style>
    <style:style style:name="P15" style:family="paragraph" style:parent-style-name="Standard">
      <style:text-properties fo:font-weight="normal" officeooo:rsid="002802ab" officeooo:paragraph-rsid="00277f56" style:font-weight-asian="normal" style:font-weight-complex="normal"/>
    </style:style>
    <style:style style:name="P16" style:family="paragraph" style:parent-style-name="Standard">
      <style:text-properties fo:font-weight="normal" officeooo:paragraph-rsid="001ee08f" style:font-weight-asian="normal" style:font-weight-complex="normal"/>
    </style:style>
    <style:style style:name="P17" style:family="paragraph" style:parent-style-name="Standard">
      <style:text-properties fo:font-weight="normal" officeooo:rsid="0023a73f" officeooo:paragraph-rsid="0023a73f" style:font-weight-asian="normal" style:font-weight-complex="normal"/>
    </style:style>
    <style:style style:name="P18" style:family="paragraph" style:parent-style-name="Standard">
      <style:text-properties fo:font-weight="normal" officeooo:rsid="0025be20" officeooo:paragraph-rsid="0025be20" style:font-weight-asian="normal" style:font-weight-complex="normal"/>
    </style:style>
    <style:style style:name="T1" style:family="text">
      <style:text-properties officeooo:rsid="001ee08f"/>
    </style:style>
    <style:style style:name="T2" style:family="text">
      <style:text-properties fo:font-weight="bold" style:font-weight-asian="bold" style:font-weight-complex="bold"/>
    </style:style>
    <style:style style:name="T3" style:family="text">
      <style:text-properties fo:font-weight="bold" style:font-weight-asian="normal" style:font-weight-complex="normal"/>
    </style:style>
    <style:style style:name="T4" style:family="text">
      <style:text-properties fo:font-style="italic"/>
    </style:style>
    <style:style style:name="T5" style:family="text">
      <style:text-properties fo:font-style="italic"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021b204" style:font-weight-asian="normal" style:font-weight-complex="normal"/>
    </style:style>
    <style:style style:name="T8" style:family="text">
      <style:text-properties fo:font-weight="normal" officeooo:rsid="002802ab" style:font-weight-asian="normal" style:font-weight-complex="normal"/>
    </style:style>
    <style:style style:name="T9" style:family="text">
      <style:text-properties officeooo:rsid="0021b204"/>
    </style:style>
    <style:style style:name="T10" style:family="text">
      <style:text-properties officeooo:rsid="0023e6cb"/>
    </style:style>
    <style:style style:name="T11" style:family="text">
      <style:text-properties officeooo:rsid="002f10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ylvia Nasar: Grand Pursuit</text:p>
      <text:p text:style-name="P1"/>
      <text:p text:style-name="P9">TODO:</text:p>
      <text:p text:style-name="P4"/>
      <text:p text:style-name="P4"><text:span text:style-name="T6">Jane Austen: </text:span><text:a xlink:type="simple" xlink:href="https://en.wikipedia.org/wiki/Sense_and_Sensibility" text:style-name="Internet_20_link" text:visited-style-name="Visited_20_Internet_20_Link"><text:span text:style-name="T5">Sense and Sensibility</text:span></text:a><text:span text:style-name="T6"> (1811), </text:span><text:a xlink:type="simple" xlink:href="https://en.wikipedia.org/wiki/Pride_and_Prejudice" text:style-name="Internet_20_link" text:visited-style-name="Visited_20_Internet_20_Link"><text:span text:style-name="T5">Pride and Prejudice</text:span></text:a><text:span text:style-name="T6"> (1813), </text:span><text:a xlink:type="simple" xlink:href="https://en.wikipedia.org/wiki/Mansfield_Park" text:style-name="Internet_20_link" text:visited-style-name="Visited_20_Internet_20_Link"><text:span text:style-name="T5">Mansfield Park</text:span></text:a><text:span text:style-name="T6"> (1814) and </text:span><text:a xlink:type="simple" xlink:href="https://en.wikipedia.org/wiki/Emma_(novel)" text:style-name="Internet_20_link" text:visited-style-name="Visited_20_Internet_20_Link"><text:span text:style-name="T5">Emma</text:span></text:a><text:span text:style-name="T6"> (1816)</text:span></text:p>
      <text:p text:style-name="P12"/>
      <text:p text:style-name="P6"><text:span text:style-name="T7">Gregory Clark: <text:line-break/></text:span><text:a xlink:type="simple" xlink:href="https://en.wikipedia.org/wiki/A_Farewell_to_Alms" text:style-name="Internet_20_link" text:visited-style-name="Visited_20_Internet_20_Link"><text:span text:style-name="T5">A Farewell to Alms</text:span></text:a><text:span text:style-name="T6"> (2007), a Malthusian look at economic history <text:line-break/></text:span><text:a xlink:type="simple" xlink:href="https://en.wikipedia.org/wiki/The_Son_Also_Rises_(book)" text:style-name="Internet_20_link" text:visited-style-name="Visited_20_Internet_20_Link"><text:span text:style-name="T4">The Son Also Rises</text:span></text:a> (2014), on social mobility.<text:line-break/>Genetically Capitalist?" (2007), University of California <text:span text:style-name="T9">(paper)</text:span></text:p>
      <text:p text:style-name="P6"/>
      <text:p text:style-name="P7"><text:span text:style-name="T10">Adam Smith:<text:line-break/></text:span><text:a xlink:type="simple" xlink:href="https://en.wikipedia.org/wiki/The_Theory_of_Moral_Sentiments" text:style-name="Internet_20_link" text:visited-style-name="Visited_20_Internet_20_Link">The Theory of Moral Sentiments</text:a><text:span text:style-name="T10"><text:line-break/></text:span><text:a xlink:type="simple" xlink:href="https://en.wikipedia.org/wiki/The_Wealth_of_Nations" text:style-name="Internet_20_link" text:visited-style-name="Visited_20_Internet_20_Link">The Wealth of Nations</text:a></text:p>
      <text:p text:style-name="P13"/>
      <text:p text:style-name="P8"><text:span text:style-name="T6">Alferd Marshall:<text:line-break/>Principles of Eco</text:span><text:span text:style-name="T8">nomics</text:span></text:p>
      <text:p text:style-name="P15"/>
      <text:p text:style-name="P15"><text:span text:style-name="T11">see: </text:span>https://en.wikipedia.org/wiki/JEL_classification_codes</text:p>
      <text:p text:style-name="P15"/>
      <text:h text:style-name="P11" text:outline-level="1">Preface</text:h>
      <text:p text:style-name="Standard"><text:line-break/><text:span text:style-name="T2">The idea that humanity could turn tables on economic necessity – mastering rather than being enslaved by material circumstances – is so new that Jane Austen never entertained it.</text:span></text:p>
      <text:p text:style-name="P2"/>
      <text:p text:style-name="P3">-------</text:p>
      <text:p text:style-name="P3"><text:span text:style-name="T1">Jane Austen was an English novelist known primarily for her six major novels, which interpret critique and comment upon the British gentry (dependence of women on marriage in the pursuit of favourable social standing and economic security ). Her user of irony, <text:s/>with realism, humor and social commentary have long earned her acclaim among critics. </text:span><text:span text:style-name="T6">With the publication of </text:span><text:a xlink:type="simple" xlink:href="https://en.wikipedia.org/wiki/Sense_and_Sensibility" text:style-name="Internet_20_link" text:visited-style-name="Visited_20_Internet_20_Link"><text:span text:style-name="T5">Sense and Sensibility</text:span></text:a><text:span text:style-name="T6"> (1811), </text:span><text:a xlink:type="simple" xlink:href="https://en.wikipedia.org/wiki/Pride_and_Prejudice" text:style-name="Internet_20_link" text:visited-style-name="Visited_20_Internet_20_Link"><text:span text:style-name="T5">Pride and Prejudice</text:span></text:a><text:span text:style-name="T6"> (1813), </text:span><text:a xlink:type="simple" xlink:href="https://en.wikipedia.org/wiki/Mansfield_Park" text:style-name="Internet_20_link" text:visited-style-name="Visited_20_Internet_20_Link"><text:span text:style-name="T5">Mansfield Park</text:span></text:a><text:span text:style-name="T6"> (1814) and </text:span><text:a xlink:type="simple" xlink:href="https://en.wikipedia.org/wiki/Emma_(novel)" text:style-name="Internet_20_link" text:visited-style-name="Visited_20_Internet_20_Link"><text:span text:style-name="T5">Emma</text:span></text:a><text:span text:style-name="T6"> (1816), she achieved success as a published writer.</text:span></text:p>
      <text:p text:style-name="P16">-------</text:p>
      <text:p text:style-name="P16"/>
      <text:p text:style-name="P13">The typical Englishman was a farm laborer. According to economic historian Gregory Clark, his material standards of living was not much better than that of an average Roman slave. Also eighteen century death rates were extraordinarily sensitive to bad harvests and wartime inflation. Yet the typical Englishman was better off than his French or German counterpart.</text:p>
      <text:p text:style-name="P17">Trade and the Industrial Revolution had swelled Britain’s wealth as Adam Smith predicted in The Wealth of Nations</text:p>
      <text:p text:style-name="P17"/>
      <text:p text:style-name="P17"><text:soft-page-break/>The Georgian reformer Patrick Colquhoun had to place his radical proposal that the state educate the children of the poor with assurances that he did not mean that they “should be educated in a manner to elevate their minds above the rank they are destined to fill n society</text:p>
      <text:p text:style-name="P17"/>
      <text:p text:style-name="P18">Before 1870 economics was mostly about what you couldn’t do. After 1870 it was <text:s/>mostly about what you could do. (Robert Giffen found it necessary to remind that in Austen’s ay wages had been only half as high and periodic starvation was in the fact conditon of the masses of working men throughout the kingdom fifty years ago .. it was the sense that what had been fixed and frozen throughout the ages was becoming fluid. The question was no longer <text:s/>if confition could change but how much, how fast and what cost)</text:p>
      <text:p text:style-name="P18"/>
      <text:p text:style-name="P18">Alfred Marshall the father of modern economics – called modern economics an “Organa” ancient Greek for toll, an engine of analysis <text:s/>useful for discovering truths</text:p>
      <text:p text:style-name="P18"/>
      <text:p text:style-name="P13">---</text:p>
      <text:p text:style-name="P5"><text:span text:style-name="T3">Alfred Marshall</text:span><text:span text:style-name="T6"> </text:span><text:a xlink:type="simple" xlink:href="https://en.wikipedia.org/wiki/Fellow_of_the_British_Academy" text:style-name="Internet_20_link" text:visited-style-name="Visited_20_Internet_20_Link"><text:span text:style-name="T6">FBA</text:span></text:a><text:span text:style-name="T6"> (26 July 1842 – 13 July 1924) was an English economist, who was one of the most influential economists of his time. His book, </text:span><text:a xlink:type="simple" xlink:href="https://en.wikipedia.org/wiki/Principles_of_Economics_(Marshall)" text:style-name="Internet_20_link" text:visited-style-name="Visited_20_Internet_20_Link"><text:span text:style-name="T5">Principles of Economics</text:span></text:a><text:span text:style-name="T6"> (1890), was the dominant economic textbook in England for many years. It brought the ideas of </text:span><text:a xlink:type="simple" xlink:href="https://en.wikipedia.org/wiki/Supply_and_demand" text:style-name="Internet_20_link" text:visited-style-name="Visited_20_Internet_20_Link"><text:span text:style-name="T6">supply and demand</text:span></text:a><text:span text:style-name="T6">, </text:span><text:a xlink:type="simple" xlink:href="https://en.wikipedia.org/wiki/Marginal_utility" text:style-name="Internet_20_link" text:visited-style-name="Visited_20_Internet_20_Link"><text:span text:style-name="T6">marginal utility</text:span></text:a><text:span text:style-name="T6">, and </text:span><text:a xlink:type="simple" xlink:href="https://en.wikipedia.org/wiki/Costs_of_production" text:style-name="Internet_20_link" text:visited-style-name="Visited_20_Internet_20_Link"><text:span text:style-name="T6">costs of production</text:span></text:a><text:span text:style-name="T6"> into a coherent whole. He is known as one of the founders of </text:span><text:a xlink:type="simple" xlink:href="https://en.wikipedia.org/wiki/Neoclassical_economics" text:style-name="Internet_20_link" text:visited-style-name="Visited_20_Internet_20_Link"><text:span text:style-name="T6">neoclassical economics</text:span></text:a></text:p>
      <text:p text:style-name="P14">---</text:p>
      <text:p text:style-name="P16"/>
      <text:p text:style-name="P16"/>
      <text:h text:style-name="Heading_20_1" text:outline-level="1">Act 1: Hope</text:h>
      <text:h text:style-name="Heading_20_2" text:outline-level="2">Prologue: Mr. Sentiment Versus Scrooge</text:h>
      <text:p text:style-name="Text_20_body"/>
      <text:p text:style-name="P10">s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4T23:50:49.154167767</meta:creation-date>
    <dc:date>2021-11-13T11:00:09.629514004</dc:date>
    <meta:editing-duration>PT11H7M52S</meta:editing-duration>
    <meta:editing-cycles>14</meta:editing-cycles>
    <meta:generator>LibreOffice/7.0.6.2$Linux_X86_64 LibreOffice_project/00$Build-2</meta:generator>
    <meta:document-statistic meta:table-count="0" meta:image-count="0" meta:object-count="0" meta:page-count="2" meta:paragraph-count="23" meta:word-count="497" meta:character-count="3100" meta:non-whitespace-character-count="2615"/>
  </office:meta>
</office:document-meta>
</file>